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014318a"/>
    </style:style>
    <style:style style:name="T2" style:family="text">
      <style:text-properties officeooo:rsid="0014603a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6b36a" style:font-size-asian="11pt" style:font-size-complex="11pt"/>
    </style:style>
    <style:style style:name="T5" style:family="text">
      <style:text-properties fo:font-size="11pt" officeooo:rsid="0017f38a" style:font-size-asian="11pt" style:font-size-complex="11pt"/>
    </style:style>
    <style:style style:name="T6" style:family="text">
      <style:text-properties fo:font-size="11pt" officeooo:rsid="001b581b" style:font-size-asian="11pt" style:font-size-complex="11pt"/>
    </style:style>
    <style:style style:name="T7" style:family="text">
      <style:text-properties officeooo:rsid="001609ba"/>
    </style:style>
    <style:style style:name="T8" style:family="text">
      <style:text-properties officeooo:rsid="00188d2a"/>
    </style:style>
    <style:style style:name="T9" style:family="text">
      <style:text-properties officeooo:rsid="001a1c43"/>
    </style:style>
    <style:style style:name="T10" style:family="text">
      <style:text-properties officeooo:rsid="001b58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gyon örülök, hogy megpróbálsz segíteni, én is kiteszek magamért:</text:p>
      <text:p text:style-name="P1"><text:tab/>Tehát dióhéjban arról volna szó, hogy energia tárol<text:span text:style-name="T9">á</text:span>s helyett, amiknek a technológiája még kutatás alatt van, már bevált rendszert használjunk arra, hogy a megújuló energia források útjában álló kiszámíthatatlanságukat kompenzáljuk.</text:p>
      <text:p text:style-name="P1"><text:tab/>A megoldást én az éjszakai áramhoz hasonló módszerrel képzelném el, csak finomra hangolva: tőzsdei áram árhoz igazított változó áron szolgáltatott árammal. Ez úgy lenne jól kihasználható, hogy a fogyasztókat mindenki vagy maga programozza, hogy mikor mennyi pénzért akar áramot vételezni (vagy rábízza majd erre szakosodó programozó-bróker cégekre, amik részt kapnak a megspórolt pénzből, esetleg a saját gyerkőceinek ezt ajánlja fel zsebpénznek…).</text:p>
      <text:p text:style-name="P1"/>
      <text:p text:style-name="P1">Az alábbi kérdéseket gondoltam ki eddig:</text:p>
      <text:p text:style-name="P1"/>
      <text:p text:style-name="P2"><text:tab/>1.<text:tab/>A háztartásban milyen eszközökön tudod elképzelni, hogy nem azonnal <text:tab/><text:tab/><text:tab/>használod, hanem alkalmazkodsz a rendelkezésre álló megújuló energia <text:tab/><text:tab/><text:tab/>mennyiséghez? Példák:</text:p>
      <text:p text:style-name="P1"><text:tab/><text:tab/>•<text:tab/>Bojler, ami estére kell felfűtsön, <text:s/>de mindegy azt nap közben mikor teszi.</text:p>
      <text:p text:style-name="P1"><text:tab/><text:tab/>•<text:tab/>Mosógép, mosogatógép ami nem állhat meg ha a mosás elindult.</text:p>
      <text:p text:style-name="P1"><text:tab/><text:tab/>•<text:tab/>Fűtés, ami lehet napszak is hét napja függő, fűthet fel hőtárolós eszközt vagy <text:tab/><text:tab/><text:tab/><text:tab/>kapcsolhat azonnal is egy gyors fűtőszálas megoldással.</text:p>
      <text:p text:style-name="P1"><text:tab/><text:tab/>•<text:tab/>Hűtő mindegy csak nagyon ne <text:span text:style-name="T1">l</text:span>egyen meleg, fagyasztó mindegy, csak mínusz <text:tab/><text:tab/><text:tab/><text:tab/>legyen.</text:p>
      <text:p text:style-name="P1"><text:tab/><text:tab/>•<text:tab/>Főzésből a sütés esetleg.</text:p>
      <text:p text:style-name="P1"><text:tab/><text:tab/>•<text:tab/>Elektromos autó töltés, főleg azoknak akik nem naponta használják és van <text:tab/><text:tab/><text:tab/><text:tab/>nagyobb kamrájuk <text:span text:style-name="T7">a bevásárlásokat eltárolni.</text:span></text:p>
      <text:p text:style-name="P1"><text:tab/><text:tab/>•<text:tab/>Egyéb?</text:p>
      <text:p text:style-name="P1"/>
      <text:p text:style-name="P2"><text:tab/>2.<text:tab/>Milyen marketing gond<text:span text:style-name="T2">o</text:span>latok győznének meg, hogy vállald az ezzel járó <text:tab/><text:tab/><text:tab/>kellemetlenségeket? Pl.-k:</text:p>
      <text:p text:style-name="P1"><text:tab/><text:tab/>•<text:tab/>Gyerekeid jövője – azaz már annyi is, hogy zöld a technológia.</text:p>
      <text:p text:style-name="Standard"><text:span text:style-name="T3"><text:tab/><text:tab/>•<text:tab/>Gyerekeket tanítani egy ilyen technológiára, </text:span><text:span text:style-name="T4">mert</text:span><text:span text:style-name="T3"> örül</text:span><text:span text:style-name="T4">nek</text:span><text:span text:style-name="T3">, hogy tehetnek <text:tab/><text:tab/><text:tab/><text:tab/>valamit.</text:span></text:p>
      <text:p text:style-name="P1"><text:tab/><text:tab/>•<text:tab/>Ha olcsóbb lesz ettől.</text:p>
      <text:p text:style-name="P1"><text:tab/><text:tab/>•<text:tab/>Minden technika adott ehhez.</text:p>
      <text:p text:style-name="P1"><text:tab/><text:tab/>•<text:tab/>Olcsó házi akksi még nincs.</text:p>
      <text:p text:style-name="P1"><text:tab/><text:tab/>•<text:tab/>Akksik gyártása <text:span text:style-name="T10">is,</text:span> és mint szemét is környezet szennyező.</text:p>
      <text:p text:style-name="P1"><text:tab/><text:tab/>•<text:tab/>Akksi nyersanyagok kifogyhatnak mert többnyire ritka földfémek.</text:p>
      <text:p text:style-name="P1"><text:tab/><text:tab/>•<text:tab/>Akksi nyersanyagok kevés helyen férhetőek hozzá és geopolitikai játszmák <text:tab/><text:tab/><text:tab/><text:tab/>részei már ma is.</text:p>
      <text:p text:style-name="P1"><text:tab/><text:tab/>•<text:tab/>Akksi nyersanyagok kitermelése harmadik világban társadalmi problémákhoz <text:tab/><text:tab/><text:tab/><text:tab/>vezet, pl. oligarchásodás ill. munkavédelem hiánya miatti mérgezések.</text:p>
      <text:p text:style-name="P1"><text:tab/><text:tab/>•<text:tab/>Mi mással lehetne még meggyőzni <text:span text:style-name="T10">az akksik megkerüléséről</text:span>?</text:p>
      <text:p text:style-name="Standard"><text:span text:style-name="T3"><text:tab/><text:tab/>•<text:tab/>Milyen ellenérzéseid vannak </text:span><text:span text:style-name="T6">az ilyen</text:span><text:span text:style-name="T3"> technológiával szemben?</text:span></text:p>
      <text:p text:style-name="P1"/>
      <text:p text:style-name="P2"><text:tab/>3.<text:tab/>A programozás milyen bonyolultsági fokait tartod elfogadhatónak?</text:p>
      <text:p text:style-name="P1"><text:tab/><text:tab/>•<text:tab/><text:span text:style-name="T8">Adott á</text:span>ramár szint alatt bekapcsol. (Ez az alap.)</text:p>
      <text:p text:style-name="P1"><text:tab/><text:tab/>•<text:tab/>Mennyi ideig ne kapcsoljon ki utána. (Esetleg ez lehet automatikus, hogy <text:tab/><text:tab/><text:tab/><text:tab/>amíg fogyaszt a gép.)</text:p>
      <text:p text:style-name="P1"><text:tab/><text:tab/>•<text:tab/>Időszaktól függő áramárszint alatt kapcsol be. (Pl. lakás <text:span text:style-name="T8">fűtés</text:span>)</text:p>
      <text:p text:style-name="P1"><text:tab/><text:tab/>•<text:tab/>Hőérzékelővel mért hőmérséklet alapján állítja az áramár szintet. (Pl. lakás, <text:tab/><text:tab/><text:tab/><text:tab/>boiler <text:span text:style-name="T8">fűtés</text:span>)</text:p>
      <text:p text:style-name="P1"><text:tab/><text:tab/>•<text:tab/>Utóbbi kettő kombinációja: napi szintre lebontott programok amik egyéb <text:tab/><text:tab/><text:tab/><text:tab/>érzékelési paramétertől (pl. hőmérséklet, vagy hány napja áll a szennyes a <text:tab/><text:tab/><text:tab/><text:tab/>mosógépben) is függenek.</text:p>
      <text:p text:style-name="P1"><text:tab/><text:tab/>•<text:tab/>Egyéb ötlet?</text:p>
      <text:p text:style-name="P1"/>
      <text:p text:style-name="P1">Előre is köszi válaszaidat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1T09:12:00.070000000</meta:creation-date>
    <dc:date>2023-01-22T16:34:32.046873166</dc:date>
    <meta:editing-duration>PT10M44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1" meta:paragraph-count="32" meta:word-count="411" meta:character-count="2956" meta:non-whitespace-character-count="2473"/>
  </office:meta>
</office:document-meta>
</file>